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Step 1: Prepare your<text:s/>dataset.</text:p>
      <text:p text:style-name="Standard"/>
      <text:p text:style-name="Standard">- Collect a dataset of conversations, questions, and answers relevant to your chatbot's purpose.</text:p>
      <text:p text:style-name="Standard">- Preprocess the dataset by:</text:p>
      <text:p text:style-name="Standard"><text:s text:c="4"/>- Tokenizing the text</text:p>
      <text:p text:style-name="Standard"><text:s text:c="4"/>- Removing stop words and punctuation</text:p>
      <text:p text:style-name="Standard"><text:s text:c="4"/>- Converting to lowercase</text:p>
      <text:p text:style-name="Standard"><text:s text:c="4"/>- Splitting into training and validation sets (e.g., 80% for training and 20% for validation)</text:p>
      <text:p text:style-name="Standard"/>
      <text:p text:style-name="Standard">Step 2: Create a configuration file.</text:p>
      <text:p text:style-name="Standard"/>
      <text:p text:style-name="Standard">- Create a YAML file (e.g., config.yaml) with the following settings:</text:p>
      <text:p text:style-name="Standard"><text:s text:c="4"/>- model: Specify the LLaMA 3 model you installed (e.g., llama-3b)</text:p>
      <text:p text:style-name="Standard"><text:s text:c="4"/>- dataset: Point to your preprocessed dataset</text:p>
      <text:p text:style-name="Standard"><text:s text:c="4"/>- train_batch_size: Set the batch size for training (e.g., 16)</text:p>
      <text:p text:style-name="Standard"><text:s text:c="4"/>- validation_batch_size: Set the batch size for validation (e.g., 16)</text:p>
      <text:p text:style-name="Standard"><text:s text:c="4"/>- epochs: Set the number of training epochs (e.g., 3)</text:p>
      <text:p text:style-name="Standard"/>
      <text:p text:style-name="Standard">Example config.yaml:</text:p>
      <text:p text:style-name="Standard"/>
      <text:p text:style-name="Standard">model: llama-3b</text:p>
      <text:p text:style-name="Standard">dataset: /path/to/your/dataset</text:p>
      <text:p text:style-name="Standard">train_batch_size: 16</text:p>
      <text:p text:style-name="Standard">validation_batch_size: 16</text:p>
      <text:p text:style-name="Standard">epochs: 3</text:p>
      <text:p text:style-name="Standard"/>
      <text:p text:style-name="Standard">Step 3: Train the model</text:p>
      <text:p text:style-name="Standard"/>
      <text:p text:style-name="Standard">- Run the following command to train the model:</text:p>
      <text:p text:style-name="Standard"/>
      <text:p text:style-name="Standard">bash</text:p>
      <text:p text:style-name="Standard">ollama train --config config.yaml</text:p>
      <text:p text:style-name="Standard"/>
      <text:p text:style-name="Standard">Step 4: Fine-tune the model (optional).</text:p>
      <text:p text:style-name="Standard"/>
      <text:p text:style-name="Standard">- If you want to fine-tune the model for a specific task or domain, create a new configuration file (e.g., fine_tune.yaml) with the following settings:</text:p>
      <text:p text:style-name="Standard"><text:s text:c="4"/>- model: Specify the trained model from Step 3</text:p>
      <text:p text:style-name="Standard"><text:s text:c="4"/>- dataset: Point to a new dataset or a subset of the original dataset</text:p>
      <text:p text:style-name="Standard"><text:s text:c="4"/>- train_batch_size: Set the batch size for fine-tuning (e.g., 16)</text:p>
      <text:p text:style-name="Standard"><text:s text:c="4"/>- validation_batch_size: Set the batch size for validation (e.g., 16)</text:p>
      <text:p text:style-name="Standard"><text:s text:c="4"/>- epochs: Set the number of fine-tuning epochs (e.g., 1)</text:p>
      <text:p text:style-name="Standard">- Run the following command to fine-tune the model:</text:p>
      <text:p text:style-name="Standard"/>
      <text:p text:style-name="Standard">bash</text:p>
      <text:p text:style-name="Standard">ollama fine-tune --config fine_tune.yaml</text:p>
      <text:p text:style-name="Standard"/>
      <text:p text:style-name="Standard">Step 5: Develop a dialogue management system.</text:p>
      <text:p text:style-name="Standard"/>
      <text:p text:style-name="Standard">- Create a Python script (e.g., (link unavailable)) to handle user input and generate responses using the trained model.</text:p>
      <text:soft-page-break/>
      <text:p text:style-name="Standard">- Use a library like transformers to interact with the model and generate responses.</text:p>
      <text:p text:style-name="Standard"/>
      <text:p text:style-name="Standard">Example (link unavailable):</text:p>
      <text:p text:style-name="Standard"/>
      <text:p text:style-name="Standard">import torch.</text:p>
      <text:p text:style-name="Standard">from transformers import LLaMAForSequenceClassification, LLaMATokenizer</text:p>
      <text:p text:style-name="Standard"/>
      <text:p text:style-name="Standard"># Load the trained model and tokenizer</text:p>
      <text:p text:style-name="Standard">model = LLaMAForSequenceClassification.from_pretrained("path/to/trained/model")</text:p>
      <text:p text:style-name="Standard">tokenizer = LLaMATokenizer.from_pretrained("path/to/trained/tokenizer")</text:p>
      <text:p text:style-name="Standard"/>
      <text:p text:style-name="Standard">def generate_response(user_input):</text:p>
      <text:p text:style-name="Standard"><text:s text:c="4"/># Preprocess the user input</text:p>
      <text:p text:style-name="Standard"><text:s text:c="4"/>inputs = tokenizer.encode(user_input, return_tensors="pt")</text:p>
      <text:p text:style-name="Standard"><text:s text:c="4"/># Generate a response using the model</text:p>
      <text:p text:style-name="Standard"><text:s text:c="4"/>outputs = model.generate(inputs, max_length=50, num_return_sequences=1)</text:p>
      <text:p text:style-name="Standard"><text:s text:c="4"/># Return the generated response</text:p>
      <text:p text:style-name="Standard"><text:s text:c="4"/>return tokenizer.decode(outputs[0], skip_special_tokens=True)</text:p>
      <text:p text:style-name="Standard"/>
      <text:p text:style-name="Standard">Step 6: Integrate with a chat platform.</text:p>
      <text:p text:style-name="Standard"/>
      <text:p text:style-name="Standard">- Connect your dialogue management system to a chat platform (e.g., Facebook Messenger, Slack, or a custom interface) using APIs or webhook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sha Nasar</dc:creator>
    <meta:creation-date>2024-05-13T03:04:00Z</meta:creation-date>
    <dc:date>2024-05-13T08:07:00Z</dc:date>
    <meta:template xlink:href="Normal" xlink:type="simple"/>
    <meta:editing-cycles>2</meta:editing-cycles>
    <meta:editing-duration>PT60S</meta:editing-duration>
    <meta:document-statistic meta:page-count="2" meta:paragraph-count="5" meta:word-count="409" meta:character-count="2738" meta:row-count="19" meta:non-whitespace-character-count="2334"/>
  </office:meta>
</office:document-meta>
</file>